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 svg:font-family="'Droid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weight="normal" officeooo:rsid="001f6184" officeooo:paragraph-rsid="001f6184" style:font-weight-asian="normal" style:font-weight-complex="normal"/>
    </style:style>
    <style:style style:name="P2" style:family="paragraph" style:parent-style-name="Standard">
      <style:paragraph-properties fo:text-align="start" style:justify-single-word="false"/>
      <style:text-properties officeooo:paragraph-rsid="001f6184"/>
    </style:style>
    <style:style style:name="P3" style:family="paragraph" style:parent-style-name="Standard">
      <style:paragraph-properties fo:text-align="center" style:justify-single-word="false"/>
      <style:text-properties fo:font-style="italic" officeooo:paragraph-rsid="001f6184" style:font-style-asian="italic" style:font-style-complex="italic"/>
    </style:style>
    <style:style style:name="P4" style:family="paragraph" style:parent-style-name="Standard">
      <style:paragraph-properties fo:text-align="start" style:justify-single-word="false"/>
      <style:text-properties fo:font-style="normal" officeooo:rsid="001f6184" officeooo:paragraph-rsid="001f6184" style:font-style-asian="normal" style:font-style-complex="normal"/>
    </style:style>
    <style:style style:name="T1" style:family="text">
      <style:text-properties fo:font-style="normal" officeooo:rsid="001f6184" style:font-style-asian="normal" style:font-style-complex="normal"/>
    </style:style>
    <style:style style:name="T2" style:family="text">
      <style:text-properties fo:font-style="normal" officeooo:rsid="00215e3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right? - Titus 2:11-15</text:p>
      <text:p text:style-name="P3">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 Declare these things; exhort and rebuke with all authority. Let no one disregard you.</text:p>
      <text:p text:style-name="P4">What is the meaning of life? Why are all of us here? What are we supposed to do with our lives? What is my calling? All of these questions and more, we have asked at one point in our lives and Christian walk. These questions are often preceded by helplessness and un-surety.</text:p>
      <text:p text:style-name="P4">Jesus Christ gave us the main goal of our lives in Matthew 28. We are to make disciples of all nations. Paul also tells us what we need to do in Titus. Titus is known as one of the “preacher” books, or books for preachers in the bible, but each and everyone of us are called to proclaim the gospel. </text:p>
      <text:p text:style-name="P4">We are to be the light to a dying and darkened world. We are to be Christ’s ambassadors on earth. We are all to emulate Christ in all areas of our lives. We cannot do this alone, however, it takes Christ indwelling within us to be able to do anything good in this world. Paul wrote in Philippians that “I can do all things through Christ, who strengthens me. “</text:p>
      <text:p text:style-name="P2"><text:span text:style-name="T1">This week let </text:span><text:span text:style-name="T2">brotherly</text:span><text:span text:style-name="T1"> love continue as it says in </text:span><text:span text:style-name="T2">Hebrews 13:1, let us show the love of Christ and the light of Christ to this world. Let us not loose hope and continue in joy and peach that our Father has given us through His Son Jesus Chris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 svg:font-family="'Droid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Calibri"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200%" fo:text-align="start" style:justify-single-word="false" fo:orphans="2" fo:widows="2" fo:text-indent="0.5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meta:editing-cycles>
    <meta:creation-date>2020-10-02T17:10:50.631704972</meta:creation-date>
    <meta:editing-duration>PT15M35S</meta:editing-duration>
    <meta:generator>LibreOffice/6.4.6.2$Linux_X86_64 LibreOffice_project/40$Build-2</meta:generator>
    <dc:title>apa</dc:title>
    <dc:date>2020-10-03T18:47:32.046984878</dc:date>
    <meta:document-statistic meta:table-count="0" meta:image-count="0" meta:object-count="0" meta:page-count="1" meta:paragraph-count="6" meta:word-count="329" meta:character-count="1744" meta:non-whitespace-character-count="14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 xlink:href="../../../../../../../home/pastorczo13/.config/libreoffice/4/user/template/apa.ott" meta:date="2020-10-02T17:10:50.096718164"/>
  </office:meta>
</office:document-meta>
</file>